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27">
            <text:p>0.27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1266">
            <text:p>1266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57">
            <text:p>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7">
            <text:p>0.27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7">
            <text:p>0.17</text:p>
          </table:table-cell>
          <table:table-cell office:value-type="float" office:value="21">
            <text:p>21</text:p>
          </table:table-cell>
          <table:table-cell office:value-type="float" office:value="122">
            <text:p>122</text:p>
          </table:table-cell>
          <table:table-cell office:value-type="float" office:value="74">
            <text:p>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8">
            <text:p>0.08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53">
            <text:p>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6">
            <text:p>0.36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">
            <text:p>0.4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6">
            <text:p>0.06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1">
            <text:p>0.11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4">
            <text:p>0.24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